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1"/>
    <style:style style:name="ce2" style:family="table-cell" style:parent-style-name="Default" style:data-style-name="N107"/>
  </office:automatic-styles>
  <office:body>
    <office:spreadsheet>
      <table:calculation-settings table:case-sensitive="false" table:automatic-find-labels="false" table:use-regular-expressions="false" table:use-wildcards="true"/>
      <table:table table:name="step0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source: Du and Schuster, "Assessment of Diffusional Mobilities of Cr, Ni, and Si in fcc Cr-Ni-Si Alloys", Zeitschrift fur Metallkunde 92 (2001) 28-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ute</text:p>
          </table:table-cell>
          <table:table-cell office:value-type="string" calcext:value-type="string">
            <text:p>solven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r</text:p>
          </table:table-cell>
          <table:table-cell/>
          <table:table-cell office:value-type="float" office:value="-235000" calcext:value-type="float">
            <text:p>-235000</text:p>
          </table:table-cell>
          <table:table-cell office:value-type="float" office:value="-82" calcext:value-type="float">
            <text:p>-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-286000" calcext:value-type="float">
            <text:p>-286000</text:p>
          </table:table-cell>
          <table:table-cell office:value-type="float" office:value="-71.9" calcext:value-type="float">
            <text:p>-71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/>
          <table:table-cell office:value-type="float" office:value="-287000" calcext:value-type="float">
            <text:p>-287000</text:p>
          </table:table-cell>
          <table:table-cell office:value-type="float" office:value="-64.4" calcext:value-type="float">
            <text:p>-64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Ni</text:p>
          </table:table-cell>
          <table:table-cell/>
          <table:table-cell office:value-type="float" office:value="-68000" calcext:value-type="float">
            <text:p>-680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S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NiS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SiNi</text:p>
          </table:table-cell>
          <table:table-cell/>
          <table:table-cell table:style-name="ce3"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-235000" calcext:value-type="float">
            <text:p>-235000</text:p>
          </table:table-cell>
          <table:table-cell office:value-type="float" office:value="-82" calcext:value-type="float">
            <text:p>-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-286000" calcext:value-type="float">
            <text:p>-286000</text:p>
          </table:table-cell>
          <table:table-cell office:value-type="float" office:value="-86" calcext:value-type="float">
            <text:p>-8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i</text:p>
          </table:table-cell>
          <table:table-cell/>
          <table:table-cell office:value-type="float" office:value="-287000" calcext:value-type="float">
            <text:p>-287000</text:p>
          </table:table-cell>
          <table:table-cell office:value-type="float" office:value="-69.8" calcext:value-type="float">
            <text:p>-69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CrNi</text:p>
          </table:table-cell>
          <table:table-cell/>
          <table:table-cell office:value-type="float" office:value="-81000" calcext:value-type="float">
            <text:p>-810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CrS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Si</text:p>
          </table:table-cell>
          <table:table-cell/>
          <table:table-cell office:value-type="float" office:value="117000" calcext:value-type="float">
            <text:p>117000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CrSiNi</text:p>
          </table:table-cell>
          <table:table-cell/>
          <table:table-cell table:style-name="ce3" office:value-type="float" office:value="-2500000" calcext:value-type="float">
            <text:p>-25000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-266000" calcext:value-type="float">
            <text:p>-266000</text:p>
          </table:table-cell>
          <table:table-cell table:style-name="ce2" table:formula="of:=8.314*LN(0.0002)" office:value-type="float" office:value="-70.8119441934346" calcext:value-type="float">
            <text:p>-70,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i</text:p>
          </table:table-cell>
          <table:table-cell/>
          <table:table-cell office:value-type="float" office:value="-266000" calcext:value-type="float">
            <text:p>-266000</text:p>
          </table:table-cell>
          <table:table-cell table:style-name="ce2" table:formula="of:=8.314*LN(0.0002)" office:value-type="float" office:value="-70.8119441934346" calcext:value-type="float">
            <text:p>-70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Ni</text:p>
          </table:table-cell>
          <table:table-cell/>
          <table:table-cell office:value-type="float" office:value="-266000" calcext:value-type="float">
            <text:p>-266000</text:p>
          </table:table-cell>
          <table:table-cell table:style-name="ce2" table:formula="of:=8.314*LN(0.0002)" office:value-type="float" office:value="-70.8119441934346" calcext:value-type="float">
            <text:p>-70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CrN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CrS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NiSi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-400" calcext:value-type="float">
            <text:p>-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CrSiNi</text:p>
          </table:table-cell>
          <table:table-cell/>
          <table:table-cell table:style-name="ce3" office:value-type="float" office:value="-2000000" calcext:value-type="float">
            <text:p>-20000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initial-creator>Thomas Gheno</meta:initial-creator>
    <dc:creator>Thomas Gheno</dc:creator>
    <meta:creation-date>2020-12-12T20:45:09Z</meta:creation-date>
    <dc:date>2023-07-21T21:17:37.855000000</dc:date>
    <meta:editing-duration>PT21S</meta:editing-duration>
    <meta:editing-cycles>1</meta:editing-cycles>
    <meta:document-statistic meta:table-count="1" meta:cell-count="89" meta:object-count="0"/>
  </office:meta>
</office:document-meta>
</file>